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F0000020759F469A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true" fo:min-height="0.947cm" fo:padding-top="0.125cm" fo:padding-bottom="0.125cm" fo:padding-left="0.25cm" fo:padding-right="0.25cm" fo:wrap-option="no-wrap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true" fo:min-height="1.651cm" fo:padding-top="0.125cm" fo:padding-bottom="0.125cm" fo:padding-left="0.25cm" fo:padding-right="0.25cm" fo:wrap-option="no-wrap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true" fo:min-height="0.957cm" fo:padding-top="0.125cm" fo:padding-bottom="0.125cm" fo:padding-left="0.25cm" fo:padding-right="0.25cm" fo:wrap-option="no-wrap"/>
    </style:style>
    <style:style style:name="gr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family="Arial" style:font-family-generic="swiss" style:font-pitch="variable" fo:font-size="12pt" fo:text-shadow="none" style:font-size-asian="12pt" style:font-size-complex="12pt"/>
    </style:style>
    <style:style style:name="P4" style:family="paragraph">
      <style:paragraph-properties fo:margin-left="0cm" fo:margin-right="0cm" fo:text-align="start" fo:text-indent="0cm"/>
      <style:text-properties fo:font-family="Arial" style:font-family-generic="swiss" style:font-pitch="variable" fo:language="en" fo:country="GB" fo:text-shadow="none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text-shadow="none" style:font-size-asian="12pt" style:font-size-complex="12pt"/>
    </style:style>
    <style:style style:name="T1" style:family="text">
      <style:text-properties fo:font-family="Arial" style:font-family-generic="swiss" style:font-pitch="variable" fo:font-size="12pt" fo:language="ru" fo:country="RU" fo:text-shadow="none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Базовий">
        <office:forms form:automatic-focus="false" form:apply-design-mode="false"/>
        <draw:frame draw:style-name="gr1" draw:text-style-name="P1" draw:layer="layout" svg:width="16.483cm" svg:height="13.731cm" svg:x="3.001cm" svg:y="1.091cm">
          <draw:image xlink:href="Pictures/100000000000026F0000020759F469AE.png" xlink:type="simple" xlink:show="embed" xlink:actuate="onLoad">
            <text:p/>
          </draw:image>
        </draw:frame>
        <draw:custom-shape draw:style-name="gr2" draw:text-style-name="P3" draw:layer="layout" svg:width="8cm" svg:height="1.196cm" svg:x="5.7cm" svg:y="13.203cm">
          <text:p text:style-name="P2"><text:span text:style-name="T1">3. Нажмите кнопку «Перевести»</text:span></text:p>
          <draw:enhanced-geometry svg:viewBox="0 0 21600 21600" draw:mirror-horizontal="false" draw:text-areas="?f0 0 21600 21600" draw:type="left-arrow-callout" draw:modifiers="2827.7829622717 3689.91008991009 2142.43434208772 5416.18381618382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3" draw:text-style-name="P4" draw:layer="layout" svg:width="4cm" svg:height="1.901cm" svg:x="9.8cm" svg:y="5cm">
          <text:p text:style-name="P2"><text:span text:style-name="T1">2. Выберите направление перевода</text:span></text:p>
          <draw:enhanced-geometry svg:viewBox="0 0 21600 21600" draw:mirror-horizontal="false" draw:mirror-vertical="false" draw:text-areas="0 0 ?f0 21600" draw:type="right-arrow-callout" draw:modifiers="16627.8430392402 3040.06397441024 18484.9787553112 8757.45701719312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6" draw:layer="layout" svg:width="6cm" svg:height="1.822cm" svg:x="3.5cm" svg:y="8.101cm">
          <text:p text:style-name="P5"><text:span text:style-name="T1">1. Введите текст </text:span></text:p>
          <draw:enhanced-geometry svg:viewBox="0 0 21600 21600" draw:text-areas="0 0 21600 ?f0" draw:type="down-arrow-callout" draw:modifiers="14306.7729083665 7875.48741876354 17669.7247706422 9685.98566905516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1" draw:layer="layout" svg:width="10.5cm" svg:height="1.4cm" svg:x="3.1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9cm" svg:x="13.9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cm" svg:x="3.1cm" svg:y="13.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Базовий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6.228cm" fo:margin-left="1cm" fo:margin-right="0.09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Базови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1
  </meta:generator>
    <dc:date>2008-08-30T02:00:16</dc:date>
    <meta:editing-cycles>4</meta:editing-cycles>
    <meta:editing-duration>PT16M27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